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style:text-underline-style="solid" style:text-underline-width="auto" style:text-underline-color="font-color" fo:font-weight="bold" officeooo:rsid="001e8598" officeooo:paragraph-rsid="001e8598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solid" style:text-underline-width="auto" style:text-underline-color="font-color" fo:font-weight="normal" officeooo:rsid="001e8598" officeooo:paragraph-rsid="001e8598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solid" style:text-underline-width="auto" style:text-underline-color="font-color" fo:font-weight="normal" officeooo:rsid="001e8598" officeooo:paragraph-rsid="0020047b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e8598" officeooo:paragraph-rsid="001e8598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0047b" officeooo:paragraph-rsid="0020047b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solid" style:text-underline-width="auto" style:text-underline-color="font-color" fo:font-weight="normal" officeooo:rsid="0020f561" officeooo:paragraph-rsid="0020f561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solid" style:text-underline-width="auto" style:text-underline-color="font-color" fo:font-weight="normal" officeooo:rsid="00226f04" officeooo:paragraph-rsid="00226f04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entury" fo:font-size="18pt" fo:font-weight="normal" officeooo:paragraph-rsid="0020047b"/>
    </style:style>
    <style:style style:name="P9" style:family="paragraph" style:parent-style-name="Standard">
      <style:paragraph-properties fo:text-align="start" style:justify-single-word="false"/>
      <style:text-properties fo:color="#d4d4d4" style:font-name="Consolas" fo:font-size="14pt" fo:font-style="italic" style:text-underline-style="none" fo:font-weight="normal" officeooo:rsid="0020047b" officeooo:paragraph-rsid="0020047b" fo:background-color="#1e1e1e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style:line-height-at-least="0.335cm"/>
      <style:text-properties fo:color="#d4d4d4" style:font-name="Consolas" fo:font-size="14pt" fo:font-weight="normal" fo:background-color="#1e1e1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0047b" officeooo:paragraph-rsid="0020047b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26f04" officeooo:paragraph-rsid="00226f0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entury" fo:font-size="14pt" fo:font-style="italic" style:text-underline-style="none" fo:font-weight="normal" officeooo:rsid="0020047b" officeooo:paragraph-rsid="0020047b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ce181e" fo:font-size="28pt" style:text-underline-style="solid" style:text-underline-width="auto" style:text-underline-color="font-color" fo:font-weight="bold" officeooo:rsid="001e8598" officeooo:paragraph-rsid="001e8598" style:font-size-asian="24.5pt" style:font-weight-asian="bold" style:font-size-complex="28pt" style:font-weight-complex="bold"/>
    </style:style>
    <style:style style:name="T1" style:family="text">
      <style:text-properties style:text-underline-style="none" fo:background-color="transparent" loext:char-shading-value="0" style:font-size-asian="18pt" style:font-size-complex="18pt"/>
    </style:style>
    <style:style style:name="T2" style:family="text">
      <style:text-properties style:text-underline-style="none" officeooo:rsid="00226f04" fo:background-color="transparent" loext:char-shading-value="0" style:font-size-asian="18pt" style:font-size-complex="18pt"/>
    </style:style>
    <style:style style:name="T3" style:family="text">
      <style:text-properties fo:color="#dcdcaa"/>
    </style:style>
    <style:style style:name="T4" style:family="text">
      <style:text-properties fo:color="#dcdcaa" style:font-name="Consolas" fo:font-size="12pt" fo:background-color="#1e1e1e" loext:char-shading-value="0" style:font-size-asian="12pt" style:font-size-complex="12pt"/>
    </style:style>
    <style:style style:name="T5" style:family="text">
      <style:text-properties fo:color="#dcdcaa" fo:background-color="transparent" loext:char-shading-value="0"/>
    </style:style>
    <style:style style:name="T6" style:family="text">
      <style:text-properties fo:color="#d4d4d4" style:font-name="Consolas" fo:font-size="12pt" fo:background-color="#1e1e1e" loext:char-shading-value="0" style:font-size-asian="12pt" style:font-size-complex="12pt"/>
    </style:style>
    <style:style style:name="T7" style:family="text">
      <style:text-properties fo:color="#d4d4d4" style:font-name="Consolas" fo:font-size="12pt" fo:font-style="italic" style:text-underline-style="none" officeooo:rsid="0020047b" fo:background-color="transparent" loext:char-shading-value="0" style:font-size-asian="15.75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2pt" fo:background-color="#1e1e1e" loext:char-shading-value="0" style:font-size-asian="12pt" style:font-size-complex="12pt"/>
    </style:style>
    <style:style style:name="T10" style:family="text">
      <style:text-properties fo:color="#ce9178" fo:background-color="transparent" loext:char-shading-value="0"/>
    </style:style>
    <style:style style:name="T11" style:family="text">
      <style:text-properties fo:color="#b5cea8" style:font-name="Consolas" fo:font-size="12pt" fo:background-color="#1e1e1e" loext:char-shading-value="0" style:font-size-asian="12pt" style:font-size-complex="12pt"/>
    </style:style>
    <style:style style:name="T12" style:family="text">
      <style:text-properties fo:font-style="italic" style:text-underline-style="none" officeooo:rsid="001e8598" style:font-size-asian="15.75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tyle="italic" style:text-underline-style="none" officeooo:rsid="0020047b" style:font-size-asian="15.75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tyle="italic" style:text-underline-style="none" officeooo:rsid="0020047b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0047b"/>
    </style:style>
    <style:style style:name="T17" style:family="text">
      <style:text-properties fo:color="#c586c0"/>
    </style:style>
    <style:style style:name="T18" style:family="text">
      <style:text-properties fo:color="#c586c0" fo:background-color="transparent" loext:char-shading-value="0"/>
    </style:style>
    <style:style style:name="T19" style:family="text">
      <style:text-properties fo:color="#9cdcfe"/>
    </style:style>
    <style:style style:name="T20" style:family="text">
      <style:text-properties fo:color="#9cdcf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mise en ligne:</text:p>
      <text:p text:style-name="P1"/>
      <text:p text:style-name="P1"/>
      <text:p text:style-name="P1"/>
      <text:p text:style-name="P2">- Comprendre le fonctionnement du serveur :</text:p>
      <text:p text:style-name="P2"/>
      <text:p text:style-name="P4">Pour profitez au maximum de ma formation, j’ai décidé de mettre en ligne « jemennuie.be », j’ai choisi comme hébergeur OVH <text:s/>pour sa renommée et l’appuie de mon maitre de stage qui l’utilisais également .</text:p>
      <text:p text:style-name="P4"/>
      <text:p text:style-name="P4">C’est a ce moment que j’ai du décider d’utiliser l’extension de nom de domaine belge, la française étant indisponible . </text:p>
      <text:p text:style-name="P4"/>
      <text:p text:style-name="P4">La mise en ligne en FTP ne m’a pas paru très compliqué, </text:p>
      <text:p text:style-name="P4">meme si je suis resté quelques heures a chercher sur internet pourquoi j’avais une page blanche . </text:p>
      <text:p text:style-name="P8"><text:span text:style-name="T13">Apres recherche, je me suis rendu compte que mes erreurs n’apparaissait pas, et </text:span><text:span text:style-name="T12"><text:s/>« </text:span><text:span text:style-name="T4">ini_set</text:span><text:span text:style-name="T6">(</text:span><text:span text:style-name="T9">'display_errors'</text:span><text:span text:style-name="T6">,</text:span><text:span text:style-name="T11">1</text:span><text:span text:style-name="T6">); </text:span><text:span text:style-name="T7"> </text:span><text:span text:style-name="T14">» <text:s/>à régler ce problème. Après avoir réglé un problème de Majuscule dans les appel de dossier qui ne ce posais pas en local , le site était en ligne, fidèle à la version locale . </text:span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><text:soft-page-break/></text:p>
      <text:p text:style-name="P3">- <text:span text:style-name="T16">Mise en place du Https</text:span> :</text:p>
      <text:p text:style-name="P3"/>
      <text:p text:style-name="P11">Apres la mise en ligne du site, et voyant que mon hebergeur me proposant les certificats SSL, je me suis intéressez a mettre mon site en « Https » . </text:p>
      <text:p text:style-name="P11"/>
      <text:p text:style-name="P11">Apres avoir génerer le certificat SSL et <text:s/>mon Hebergeur qui me disais que tout était valide, j’ai alors éffectué des recherches sur pourquoi mon site n’apparraissé pas en https . </text:p>
      <text:p text:style-name="P11"><text:s/>En entrant l’URL à la main, je me suis rendu compte que le site fonctionnais bien en https, mais pas par défaut . </text:p>
      <text:p text:style-name="P11"/>
      <text:p text:style-name="P6"><text:span text:style-name="T1">Je me suis alors </text:span><text:span text:style-name="T2">intéressée</text:span><text:span text:style-name="T1"> au </text:span><text:span text:style-name="T2">redirection</text:span><text:span text:style-name="T1"> </text:span><text:span text:style-name="T2">et j’ai trouvé cette fonction : </text:span></text:p>
      <text:p text:style-name="P3"/>
      <text:p text:style-name="P9"><text:span text:style-name="T18">if</text:span><text:span text:style-name="T15">(</text:span><text:span text:style-name="T5">empty</text:span><text:span text:style-name="T15">(</text:span><text:span text:style-name="T20">$_SERVER</text:span><text:span text:style-name="T15">[</text:span><text:span text:style-name="T10">"HTTPS"</text:span><text:span text:style-name="T15">]) || </text:span><text:span text:style-name="T20">$_SERVER</text:span><text:span text:style-name="T15">[</text:span><text:span text:style-name="T10">"HTTPS"</text:span><text:span text:style-name="T15">] !== </text:span><text:span text:style-name="T10">"on"</text:span><text:span text:style-name="T15">)</text:span></text:p>
      <text:p text:style-name="P10">{</text:p>
      <text:p text:style-name="P10"><text:span text:style-name="T3">header</text:span>(<text:span text:style-name="T8">"Location: https://"</text:span> . <text:span text:style-name="T19">$_SERVER</text:span>[<text:span text:style-name="T8">"HTTP_HOST"</text:span>] . <text:span text:style-name="T19">$_SERVER</text:span>[<text:span text:style-name="T8">"REQUEST_URI"</text:span>]);</text:p>
      <text:p text:style-name="P10"><text:span text:style-name="T17">exit</text:span>(); </text:p>
      <text:p text:style-name="P10">}</text:p>
      <text:p text:style-name="P13"/>
      <text:p text:style-name="P12">qui dit que si l’https est activé sur le serveur, l’utilisateur est redirigé vers l’url sécurisé .</text:p>
      <text:p text:style-name="P7"><text:span text:style-name="T2">J</text:span><text:span text:style-name="T1">e n’est pour l’instant constaté aucun bu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56:21.191000000</meta:creation-date>
    <dc:date>2019-03-25T15:27:59.385000000</dc:date>
    <meta:editing-duration>PT1H16M9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19" meta:word-count="287" meta:character-count="1662" meta:non-whitespace-character-count="1378"/>
  </office:meta>
</office:document-meta>
</file>